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borg@iborg-desktop:~$</text:p>
          </table:table-cell>
          <table:table-cell office:value-type="string" calcext:value-type="string">
            <text:p>cmgu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context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tform: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CUD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vice:</text:p>
          </table:table-cell>
          <table:table-cell office:value-type="string" calcext:value-type="string">
            <text:p>GeForce</text:p>
          </table:table-cell>
          <table:table-cell office:value-type="string" calcext:value-type="string">
            <text:p>GTX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ort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aphAureu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s</text:p>
          </table:table-cell>
          <table:table-cell office:value-type="float" office:value="0.003311" calcext:value-type="float">
            <text:p>0.0033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198672" calcext:value-type="float">
            <text:p>0.19867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.920294" calcext:value-type="float">
            <text:p>11.920294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66" calcext:value-type="float">
            <text:p>0.000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ll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cts</text:p>
          </table:table-cell>
          <table:table-cell office:value-type="float" office:value="0.003491" calcext:value-type="float">
            <text:p>0.00349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09484" calcext:value-type="float">
            <text:p>0.2094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2.56904" calcext:value-type="float">
            <text:p>12.56904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094" calcext:value-type="float">
            <text:p>0.000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89" calcext:value-type="float">
            <text:p>0.000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acts</text:p>
          </table:table-cell>
          <table:table-cell office:value-type="float" office:value="0.003617" calcext:value-type="float">
            <text:p>0.00361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17002" calcext:value-type="float">
            <text:p>0.2170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020105" calcext:value-type="float">
            <text:p>13.020105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ll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178" calcext:value-type="float">
            <text:p>0.0001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l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24" calcext:value-type="float">
            <text:p>0.000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l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12" calcext:value-type="float">
            <text:p>0.000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ll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ntacts</text:p>
          </table:table-cell>
          <table:table-cell office:value-type="float" office:value="0.003725" calcext:value-type="float">
            <text:p>0.00372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23492" calcext:value-type="float">
            <text:p>0.2234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409539" calcext:value-type="float">
            <text:p>13.409539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ell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436" calcext:value-type="float">
            <text:p>0.000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el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25" calcext:value-type="float">
            <text:p>0.000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ell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24" calcext:value-type="float">
            <text:p>0.0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el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tacts</text:p>
          </table:table-cell>
          <table:table-cell office:value-type="float" office:value="0.003845" calcext:value-type="float">
            <text:p>0.00384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30684" calcext:value-type="float">
            <text:p>0.23068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.841061" calcext:value-type="float">
            <text:p>13.841061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ell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696" calcext:value-type="float">
            <text:p>0.0006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ell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042" calcext:value-type="float">
            <text:p>0.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ll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ontacts</text:p>
          </table:table-cell>
          <table:table-cell office:value-type="float" office:value="0.004007" calcext:value-type="float">
            <text:p>0.00400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40435" calcext:value-type="float">
            <text:p>0.24043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4.426076" calcext:value-type="float">
            <text:p>14.426076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ell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1588" calcext:value-type="float">
            <text:p>0.001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ell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1924" calcext:value-type="float">
            <text:p>0.001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ell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contacts</text:p>
          </table:table-cell>
          <table:table-cell office:value-type="float" office:value="0.00423" calcext:value-type="float">
            <text:p>0.0042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53821" calcext:value-type="float">
            <text:p>0.25382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.22927" calcext:value-type="float">
            <text:p>15.22927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ell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295" calcext:value-type="float">
            <text:p>0.00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ell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221" calcext:value-type="float">
            <text:p>0.00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ell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contacts</text:p>
          </table:table-cell>
          <table:table-cell office:value-type="float" office:value="0.004505" calcext:value-type="float">
            <text:p>0.004505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70312" calcext:value-type="float">
            <text:p>0.27031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6.218708" calcext:value-type="float">
            <text:p>16.218708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ell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3889" calcext:value-type="float">
            <text:p>0.003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ell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3851" calcext:value-type="float">
            <text:p>0.003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ell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3988" calcext:value-type="float">
            <text:p>0.003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ell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2487" calcext:value-type="float">
            <text:p>0.002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ell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contacts</text:p>
          </table:table-cell>
          <table:table-cell office:value-type="float" office:value="0.004947" calcext:value-type="float">
            <text:p>0.00494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296814" calcext:value-type="float">
            <text:p>0.29681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7.808842" calcext:value-type="float">
            <text:p>17.808842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ell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7569" calcext:value-type="float">
            <text:p>0.0075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ell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6369" calcext:value-type="float">
            <text:p>0.006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ell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5869" calcext:value-type="float">
            <text:p>0.0058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ells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contacts</text:p>
          </table:table-cell>
          <table:table-cell office:value-type="float" office:value="0.005467" calcext:value-type="float">
            <text:p>0.005467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27992" calcext:value-type="float">
            <text:p>0.32799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9.679541" calcext:value-type="float">
            <text:p>19.679541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ells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0628" calcext:value-type="float">
            <text:p>0.010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ells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087" calcext:value-type="float">
            <text:p>0.01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ells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1539" calcext:value-type="float">
            <text:p>0.011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ells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1434" calcext:value-type="float">
            <text:p>0.011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ells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0879" calcext:value-type="float">
            <text:p>0.010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ells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08487" calcext:value-type="float">
            <text:p>0.008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cells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contacts</text:p>
          </table:table-cell>
          <table:table-cell office:value-type="float" office:value="0.006063" calcext:value-type="float">
            <text:p>0.00606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363765" calcext:value-type="float">
            <text:p>0.363765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1.82589" calcext:value-type="float">
            <text:p>21.82589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ells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4379" calcext:value-type="float">
            <text:p>0.0143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ells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4703" calcext:value-type="float">
            <text:p>0.014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ells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6288" calcext:value-type="float">
            <text:p>0.0162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ells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4593" calcext:value-type="float">
            <text:p>0.014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cells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contacts</text:p>
          </table:table-cell>
          <table:table-cell office:value-type="float" office:value="0.006899" calcext:value-type="float">
            <text:p>0.0068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13937" calcext:value-type="float">
            <text:p>0.413937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4.836226" calcext:value-type="float">
            <text:p>24.836226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cells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891" calcext:value-type="float">
            <text:p>0.01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cells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7695" calcext:value-type="float">
            <text:p>0.0176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cells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17229" calcext:value-type="float">
            <text:p>0.0172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cells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20746" calcext:value-type="float">
            <text:p>0.0207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cells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21538" calcext:value-type="float">
            <text:p>0.021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cells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contacts</text:p>
          </table:table-cell>
          <table:table-cell office:value-type="float" office:value="0.008033" calcext:value-type="float">
            <text:p>0.00803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481968" calcext:value-type="float">
            <text:p>0.48196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8.918077" calcext:value-type="float">
            <text:p>28.918077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ells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26248" calcext:value-type="float">
            <text:p>0.026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ells</text:p>
          </table:table-cell>
          <table:table-cell office:value-type="float" office:value="4931" calcext:value-type="float">
            <text:p>4931</text:p>
          </table:table-cell>
          <table:table-cell office:value-type="string" calcext:value-type="string">
            <text:p>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25313" calcext:value-type="float">
            <text:p>0.0253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ells</text:p>
          </table:table-cell>
          <table:table-cell office:value-type="float" office:value="4939" calcext:value-type="float">
            <text:p>4939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28562" calcext:value-type="float">
            <text:p>0.0285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ells</text:p>
          </table:table-cell>
          <table:table-cell office:value-type="float" office:value="4943" calcext:value-type="float">
            <text:p>4943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23742" calcext:value-type="float">
            <text:p>0.0237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ells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29519" calcext:value-type="float">
            <text:p>0.0295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ells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30047" calcext:value-type="float">
            <text:p>0.030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ells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29345" calcext:value-type="float">
            <text:p>0.029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cells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contacts</text:p>
          </table:table-cell>
          <table:table-cell office:value-type="float" office:value="0.009446" calcext:value-type="float">
            <text:p>0.00944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566756" calcext:value-type="float">
            <text:p>0.5667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.005371" calcext:value-type="float">
            <text:p>34.005371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cells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37636" calcext:value-type="float">
            <text:p>0.0376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cells</text:p>
          </table:table-cell>
          <table:table-cell office:value-type="float" office:value="6811" calcext:value-type="float">
            <text:p>6811</text:p>
          </table:table-cell>
          <table:table-cell office:value-type="string" calcext:value-type="string">
            <text:p>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39311" calcext:value-type="float">
            <text:p>0.039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cells</text:p>
          </table:table-cell>
          <table:table-cell office:value-type="float" office:value="6819" calcext:value-type="float">
            <text:p>6819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34718" calcext:value-type="float">
            <text:p>0.034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cells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34489" calcext:value-type="float">
            <text:p>0.0344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cells</text:p>
          </table:table-cell>
          <table:table-cell office:value-type="float" office:value="6828" calcext:value-type="float">
            <text:p>6828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39729" calcext:value-type="float">
            <text:p>0.039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cells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36859" calcext:value-type="float">
            <text:p>0.036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cells</text:p>
          </table:table-cell>
          <table:table-cell office:value-type="float" office:value="8767" calcext:value-type="float">
            <text:p>8767</text:p>
          </table:table-cell>
          <table:table-cell office:value-type="string" calcext:value-type="string">
            <text:p>contacts</text:p>
          </table:table-cell>
          <table:table-cell office:value-type="float" office:value="0.011093" calcext:value-type="float">
            <text:p>0.011093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665599" calcext:value-type="float">
            <text:p>0.66559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9.935959" calcext:value-type="float">
            <text:p>39.935959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cells</text:p>
          </table:table-cell>
          <table:table-cell office:value-type="float" office:value="8742" calcext:value-type="float">
            <text:p>8742</text:p>
          </table:table-cell>
          <table:table-cell office:value-type="string" calcext:value-type="string">
            <text:p>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47277" calcext:value-type="float">
            <text:p>0.047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cells</text:p>
          </table:table-cell>
          <table:table-cell office:value-type="float" office:value="8983" calcext:value-type="float">
            <text:p>8983</text:p>
          </table:table-cell>
          <table:table-cell office:value-type="string" calcext:value-type="string">
            <text:p>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4492" calcext:value-type="float">
            <text:p>0.04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cells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51264" calcext:value-type="float">
            <text:p>0.051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cells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36174" calcext:value-type="float">
            <text:p>0.0361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cells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51394" calcext:value-type="float">
            <text:p>0.0513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cells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50282" calcext:value-type="float">
            <text:p>0.050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cells</text:p>
          </table:table-cell>
          <table:table-cell office:value-type="float" office:value="9018" calcext:value-type="float">
            <text:p>9018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40071" calcext:value-type="float">
            <text:p>0.040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cells</text:p>
          </table:table-cell>
          <table:table-cell office:value-type="float" office:value="11501" calcext:value-type="float">
            <text:p>11501</text:p>
          </table:table-cell>
          <table:table-cell office:value-type="string" calcext:value-type="string">
            <text:p>contacts</text:p>
          </table:table-cell>
          <table:table-cell office:value-type="float" office:value="0.013321" calcext:value-type="float">
            <text:p>0.0133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799233" calcext:value-type="float">
            <text:p>0.799233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47.954002" calcext:value-type="float">
            <text:p>47.954002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cells</text:p>
          </table:table-cell>
          <table:table-cell office:value-type="float" office:value="11462" calcext:value-type="float">
            <text:p>11462</text:p>
          </table:table-cell>
          <table:table-cell office:value-type="string" calcext:value-type="string">
            <text:p>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55762" calcext:value-type="float">
            <text:p>0.0557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cells</text:p>
          </table:table-cell>
          <table:table-cell office:value-type="float" office:value="11761" calcext:value-type="float">
            <text:p>11761</text:p>
          </table:table-cell>
          <table:table-cell office:value-type="string" calcext:value-type="string">
            <text:p>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58497" calcext:value-type="float">
            <text:p>0.058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cells</text:p>
          </table:table-cell>
          <table:table-cell office:value-type="float" office:value="11799" calcext:value-type="float">
            <text:p>11799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69979" calcext:value-type="float">
            <text:p>0.06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cells</text:p>
          </table:table-cell>
          <table:table-cell office:value-type="float" office:value="11806" calcext:value-type="float">
            <text:p>11806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5258" calcext:value-type="float">
            <text:p>0.052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cells</text:p>
          </table:table-cell>
          <table:table-cell office:value-type="float" office:value="11809" calcext:value-type="float">
            <text:p>11809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67686" calcext:value-type="float">
            <text:p>0.0676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cells</text:p>
          </table:table-cell>
          <table:table-cell office:value-type="float" office:value="11813" calcext:value-type="float">
            <text:p>11813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70623" calcext:value-type="float">
            <text:p>0.070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cells</text:p>
          </table:table-cell>
          <table:table-cell office:value-type="float" office:value="14811" calcext:value-type="float">
            <text:p>14811</text:p>
          </table:table-cell>
          <table:table-cell office:value-type="string" calcext:value-type="string">
            <text:p>contacts</text:p>
          </table:table-cell>
          <table:table-cell office:value-type="float" office:value="0.015619" calcext:value-type="float">
            <text:p>0.01561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0.937131" calcext:value-type="float">
            <text:p>0.937131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56.227856" calcext:value-type="float">
            <text:p>56.227856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cells</text:p>
          </table:table-cell>
          <table:table-cell office:value-type="float" office:value="14739" calcext:value-type="float">
            <text:p>14739</text:p>
          </table:table-cell>
          <table:table-cell office:value-type="string" calcext:value-type="string">
            <text:p>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81685" calcext:value-type="float">
            <text:p>0.081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cells</text:p>
          </table:table-cell>
          <table:table-cell office:value-type="float" office:value="15115" calcext:value-type="float">
            <text:p>15115</text:p>
          </table:table-cell>
          <table:table-cell office:value-type="string" calcext:value-type="string">
            <text:p>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89388" calcext:value-type="float">
            <text:p>0.089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cells</text:p>
          </table:table-cell>
          <table:table-cell office:value-type="float" office:value="15142" calcext:value-type="float">
            <text:p>15142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84738" calcext:value-type="float">
            <text:p>0.084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cells</text:p>
          </table:table-cell>
          <table:table-cell office:value-type="float" office:value="15160" calcext:value-type="float">
            <text:p>15160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60002" calcext:value-type="float">
            <text:p>0.06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cells</text:p>
          </table:table-cell>
          <table:table-cell office:value-type="float" office:value="15170" calcext:value-type="float">
            <text:p>15170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71818" calcext:value-type="float">
            <text:p>0.071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cells</text:p>
          </table:table-cell>
          <table:table-cell office:value-type="float" office:value="15175" calcext:value-type="float">
            <text:p>15175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87413" calcext:value-type="float">
            <text:p>0.087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cells</text:p>
          </table:table-cell>
          <table:table-cell office:value-type="float" office:value="15178" calcext:value-type="float">
            <text:p>15178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90706" calcext:value-type="float">
            <text:p>0.090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cells</text:p>
          </table:table-cell>
          <table:table-cell office:value-type="float" office:value="18798" calcext:value-type="float">
            <text:p>18798</text:p>
          </table:table-cell>
          <table:table-cell office:value-type="string" calcext:value-type="string">
            <text:p>contacts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116" calcext:value-type="float">
            <text:p>1.11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66.960014" calcext:value-type="float">
            <text:p>66.960014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cells</text:p>
          </table:table-cell>
          <table:table-cell office:value-type="float" office:value="18668" calcext:value-type="float">
            <text:p>18668</text:p>
          </table:table-cell>
          <table:table-cell office:value-type="string" calcext:value-type="string">
            <text:p>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06278" calcext:value-type="float">
            <text:p>0.1062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cells</text:p>
          </table:table-cell>
          <table:table-cell office:value-type="float" office:value="19182" calcext:value-type="float">
            <text:p>19182</text:p>
          </table:table-cell>
          <table:table-cell office:value-type="string" calcext:value-type="string">
            <text:p>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88348" calcext:value-type="float">
            <text:p>0.0883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cells</text:p>
          </table:table-cell>
          <table:table-cell office:value-type="float" office:value="19223" calcext:value-type="float">
            <text:p>19223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11233" calcext:value-type="float">
            <text:p>0.1112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cells</text:p>
          </table:table-cell>
          <table:table-cell office:value-type="float" office:value="19244" calcext:value-type="float">
            <text:p>19244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07803" calcext:value-type="float">
            <text:p>0.1078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cells</text:p>
          </table:table-cell>
          <table:table-cell office:value-type="float" office:value="19250" calcext:value-type="float">
            <text:p>19250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74343" calcext:value-type="float">
            <text:p>0.0743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cells</text:p>
          </table:table-cell>
          <table:table-cell office:value-type="float" office:value="19260" calcext:value-type="float">
            <text:p>19260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0758" calcext:value-type="float">
            <text:p>0.10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cells</text:p>
          </table:table-cell>
          <table:table-cell office:value-type="float" office:value="19261" calcext:value-type="float">
            <text:p>19261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11187" calcext:value-type="float">
            <text:p>0.111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cells</text:p>
          </table:table-cell>
          <table:table-cell office:value-type="float" office:value="23501" calcext:value-type="float">
            <text:p>23501</text:p>
          </table:table-cell>
          <table:table-cell office:value-type="string" calcext:value-type="string">
            <text:p>contacts</text:p>
          </table:table-cell>
          <table:table-cell office:value-type="float" office:value="0.021994" calcext:value-type="float">
            <text:p>0.0219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319624" calcext:value-type="float">
            <text:p>1.31962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79.177452" calcext:value-type="float">
            <text:p>79.177452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cells</text:p>
          </table:table-cell>
          <table:table-cell office:value-type="float" office:value="23311" calcext:value-type="float">
            <text:p>23311</text:p>
          </table:table-cell>
          <table:table-cell office:value-type="string" calcext:value-type="string">
            <text:p>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13131" calcext:value-type="float">
            <text:p>0.113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cells</text:p>
          </table:table-cell>
          <table:table-cell office:value-type="float" office:value="23918" calcext:value-type="float">
            <text:p>23918</text:p>
          </table:table-cell>
          <table:table-cell office:value-type="string" calcext:value-type="string">
            <text:p>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29578" calcext:value-type="float">
            <text:p>0.129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cells</text:p>
          </table:table-cell>
          <table:table-cell office:value-type="float" office:value="23968" calcext:value-type="float">
            <text:p>23968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361" calcext:value-type="float">
            <text:p>0.1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cells</text:p>
          </table:table-cell>
          <table:table-cell office:value-type="float" office:value="23994" calcext:value-type="float">
            <text:p>23994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96798" calcext:value-type="float">
            <text:p>0.096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cells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11508" calcext:value-type="float">
            <text:p>0.1115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cells</text:p>
          </table:table-cell>
          <table:table-cell office:value-type="float" office:value="24018" calcext:value-type="float">
            <text:p>24018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091371" calcext:value-type="float">
            <text:p>0.091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cells</text:p>
          </table:table-cell>
          <table:table-cell office:value-type="float" office:value="24022" calcext:value-type="float">
            <text:p>24022</text:p>
          </table:table-cell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3713" calcext:value-type="float">
            <text:p>0.13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cells</text:p>
          </table:table-cell>
          <table:table-cell office:value-type="float" office:value="28948" calcext:value-type="float">
            <text:p>28948</text:p>
          </table:table-cell>
          <table:table-cell office:value-type="string" calcext:value-type="string">
            <text:p>contacts</text:p>
          </table:table-cell>
          <table:table-cell office:value-type="float" office:value="0.026206" calcext:value-type="float">
            <text:p>0.02620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572378" calcext:value-type="float">
            <text:p>1.5723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94.342651" calcext:value-type="float">
            <text:p>94.342651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cells</text:p>
          </table:table-cell>
          <table:table-cell office:value-type="float" office:value="28715" calcext:value-type="float">
            <text:p>28715</text:p>
          </table:table-cell>
          <table:table-cell office:value-type="string" calcext:value-type="string">
            <text:p>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5731" calcext:value-type="float">
            <text:p>0.15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cells</text:p>
          </table:table-cell>
          <table:table-cell office:value-type="float" office:value="29396" calcext:value-type="float">
            <text:p>29396</text:p>
          </table:table-cell>
          <table:table-cell office:value-type="string" calcext:value-type="string">
            <text:p>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48258" calcext:value-type="float">
            <text:p>0.1482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cells</text:p>
          </table:table-cell>
          <table:table-cell office:value-type="float" office:value="29447" calcext:value-type="float">
            <text:p>29447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49569" calcext:value-type="float">
            <text:p>0.1495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cells</text:p>
          </table:table-cell>
          <table:table-cell office:value-type="float" office:value="29467" calcext:value-type="float">
            <text:p>29467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32091" calcext:value-type="float">
            <text:p>0.132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cells</text:p>
          </table:table-cell>
          <table:table-cell office:value-type="float" office:value="29479" calcext:value-type="float">
            <text:p>29479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61135" calcext:value-type="float">
            <text:p>0.161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cells</text:p>
          </table:table-cell>
          <table:table-cell office:value-type="float" office:value="29489" calcext:value-type="float">
            <text:p>29489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66511" calcext:value-type="float">
            <text:p>0.1665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cells</text:p>
          </table:table-cell>
          <table:table-cell office:value-type="float" office:value="29496" calcext:value-type="float">
            <text:p>29496</text:p>
          </table:table-cell>
          <table:table-cell office:value-type="string" calcext:value-type="string">
            <text:p>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51537" calcext:value-type="float">
            <text:p>0.151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7882" calcext:value-type="float">
            <text:p>7882</text:p>
          </table:table-cell>
          <table:table-cell office:value-type="string" calcext:value-type="string">
            <text:p>cells</text:p>
          </table:table-cell>
          <table:table-cell office:value-type="float" office:value="35161" calcext:value-type="float">
            <text:p>35161</text:p>
          </table:table-cell>
          <table:table-cell office:value-type="string" calcext:value-type="string">
            <text:p>contacts</text:p>
          </table:table-cell>
          <table:table-cell office:value-type="float" office:value="0.03099" calcext:value-type="float">
            <text:p>0.030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1.859402" calcext:value-type="float">
            <text:p>1.859402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11.564102" calcext:value-type="float">
            <text:p>111.564102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cells</text:p>
          </table:table-cell>
          <table:table-cell office:value-type="float" office:value="34901" calcext:value-type="float">
            <text:p>34901</text:p>
          </table:table-cell>
          <table:table-cell office:value-type="string" calcext:value-type="string">
            <text:p>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58579" calcext:value-type="float">
            <text:p>0.158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cells</text:p>
          </table:table-cell>
          <table:table-cell office:value-type="float" office:value="35679" calcext:value-type="float">
            <text:p>35679</text:p>
          </table:table-cell>
          <table:table-cell office:value-type="string" calcext:value-type="string">
            <text:p>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78792" calcext:value-type="float">
            <text:p>0.178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cells</text:p>
          </table:table-cell>
          <table:table-cell office:value-type="float" office:value="35746" calcext:value-type="float">
            <text:p>35746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67618" calcext:value-type="float">
            <text:p>0.167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cells</text:p>
          </table:table-cell>
          <table:table-cell office:value-type="float" office:value="35775" calcext:value-type="float">
            <text:p>35775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70118" calcext:value-type="float">
            <text:p>0.170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cells</text:p>
          </table:table-cell>
          <table:table-cell office:value-type="float" office:value="35785" calcext:value-type="float">
            <text:p>35785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52368" calcext:value-type="float">
            <text:p>0.152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cells</text:p>
          </table:table-cell>
          <table:table-cell office:value-type="float" office:value="35795" calcext:value-type="float">
            <text:p>35795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45113" calcext:value-type="float">
            <text:p>0.145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cells</text:p>
          </table:table-cell>
          <table:table-cell office:value-type="float" office:value="35804" calcext:value-type="float">
            <text:p>35804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38579" calcext:value-type="float">
            <text:p>0.138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cells</text:p>
          </table:table-cell>
          <table:table-cell office:value-type="float" office:value="42249" calcext:value-type="float">
            <text:p>42249</text:p>
          </table:table-cell>
          <table:table-cell office:value-type="string" calcext:value-type="string">
            <text:p>contacts</text:p>
          </table:table-cell>
          <table:table-cell office:value-type="float" office:value="0.037011" calcext:value-type="float">
            <text:p>0.03701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.220686" calcext:value-type="float">
            <text:p>2.22068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33.24118" calcext:value-type="float">
            <text:p>133.24118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9496" calcext:value-type="float">
            <text:p>9496</text:p>
          </table:table-cell>
          <table:table-cell office:value-type="string" calcext:value-type="string">
            <text:p>cells</text:p>
          </table:table-cell>
          <table:table-cell office:value-type="float" office:value="41902" calcext:value-type="float">
            <text:p>41902</text:p>
          </table:table-cell>
          <table:table-cell office:value-type="string" calcext:value-type="string">
            <text:p>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7542" calcext:value-type="float">
            <text:p>0.17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9496" calcext:value-type="float">
            <text:p>9496</text:p>
          </table:table-cell>
          <table:table-cell office:value-type="string" calcext:value-type="string">
            <text:p>cells</text:p>
          </table:table-cell>
          <table:table-cell office:value-type="float" office:value="42845" calcext:value-type="float">
            <text:p>42845</text:p>
          </table:table-cell>
          <table:table-cell office:value-type="string" calcext:value-type="string">
            <text:p>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08744" calcext:value-type="float">
            <text:p>0.2087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9496" calcext:value-type="float">
            <text:p>9496</text:p>
          </table:table-cell>
          <table:table-cell office:value-type="string" calcext:value-type="string">
            <text:p>cells</text:p>
          </table:table-cell>
          <table:table-cell office:value-type="float" office:value="42945" calcext:value-type="float">
            <text:p>42945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90111" calcext:value-type="float">
            <text:p>0.19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9496" calcext:value-type="float">
            <text:p>9496</text:p>
          </table:table-cell>
          <table:table-cell office:value-type="string" calcext:value-type="string">
            <text:p>cells</text:p>
          </table:table-cell>
          <table:table-cell office:value-type="float" office:value="42977" calcext:value-type="float">
            <text:p>42977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87552" calcext:value-type="float">
            <text:p>0.187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9496" calcext:value-type="float">
            <text:p>9496</text:p>
          </table:table-cell>
          <table:table-cell office:value-type="string" calcext:value-type="string">
            <text:p>cells</text:p>
          </table:table-cell>
          <table:table-cell office:value-type="float" office:value="42994" calcext:value-type="float">
            <text:p>42994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34796" calcext:value-type="float">
            <text:p>0.2347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9496" calcext:value-type="float">
            <text:p>9496</text:p>
          </table:table-cell>
          <table:table-cell office:value-type="string" calcext:value-type="string">
            <text:p>cells</text:p>
          </table:table-cell>
          <table:table-cell office:value-type="float" office:value="43005" calcext:value-type="float">
            <text:p>43005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75463" calcext:value-type="float">
            <text:p>0.1754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9496" calcext:value-type="float">
            <text:p>9496</text:p>
          </table:table-cell>
          <table:table-cell office:value-type="string" calcext:value-type="string">
            <text:p>cells</text:p>
          </table:table-cell>
          <table:table-cell office:value-type="float" office:value="43020" calcext:value-type="float">
            <text:p>43020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69494" calcext:value-type="float">
            <text:p>0.1694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0957" calcext:value-type="float">
            <text:p>10957</text:p>
          </table:table-cell>
          <table:table-cell office:value-type="string" calcext:value-type="string">
            <text:p>cells</text:p>
          </table:table-cell>
          <table:table-cell office:value-type="float" office:value="50291" calcext:value-type="float">
            <text:p>50291</text:p>
          </table:table-cell>
          <table:table-cell office:value-type="string" calcext:value-type="string">
            <text:p>contacts</text:p>
          </table:table-cell>
          <table:table-cell office:value-type="float" office:value="0.043899" calcext:value-type="float">
            <text:p>0.0438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2.633939" calcext:value-type="float">
            <text:p>2.633939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58.036362" calcext:value-type="float">
            <text:p>158.036362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cells</text:p>
          </table:table-cell>
          <table:table-cell office:value-type="float" office:value="49838" calcext:value-type="float">
            <text:p>49838</text:p>
          </table:table-cell>
          <table:table-cell office:value-type="string" calcext:value-type="string">
            <text:p>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49096" calcext:value-type="float">
            <text:p>0.249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cells</text:p>
          </table:table-cell>
          <table:table-cell office:value-type="float" office:value="50932" calcext:value-type="float">
            <text:p>50932</text:p>
          </table:table-cell>
          <table:table-cell office:value-type="string" calcext:value-type="string">
            <text:p>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55659" calcext:value-type="float">
            <text:p>0.2556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cells</text:p>
          </table:table-cell>
          <table:table-cell office:value-type="float" office:value="51030" calcext:value-type="float">
            <text:p>51030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35197" calcext:value-type="float">
            <text:p>0.2351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cells</text:p>
          </table:table-cell>
          <table:table-cell office:value-type="float" office:value="51077" calcext:value-type="float">
            <text:p>51077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35046" calcext:value-type="float">
            <text:p>0.235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cells</text:p>
          </table:table-cell>
          <table:table-cell office:value-type="float" office:value="51093" calcext:value-type="float">
            <text:p>51093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26643" calcext:value-type="float">
            <text:p>0.226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cells</text:p>
          </table:table-cell>
          <table:table-cell office:value-type="float" office:value="51106" calcext:value-type="float">
            <text:p>51106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89929" calcext:value-type="float">
            <text:p>0.1899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1114" calcext:value-type="float">
            <text:p>11114</text:p>
          </table:table-cell>
          <table:table-cell office:value-type="string" calcext:value-type="string">
            <text:p>cells</text:p>
          </table:table-cell>
          <table:table-cell office:value-type="float" office:value="51114" calcext:value-type="float">
            <text:p>51114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197728" calcext:value-type="float">
            <text:p>0.197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71" calcext:value-type="float">
            <text:p>12671</text:p>
          </table:table-cell>
          <table:table-cell office:value-type="string" calcext:value-type="string">
            <text:p>cells</text:p>
          </table:table-cell>
          <table:table-cell office:value-type="float" office:value="59177" calcext:value-type="float">
            <text:p>59177</text:p>
          </table:table-cell>
          <table:table-cell office:value-type="string" calcext:value-type="string">
            <text:p>contacts</text:p>
          </table:table-cell>
          <table:table-cell office:value-type="float" office:value="0.051899" calcext:value-type="float">
            <text:p>0.05189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3.113944" calcext:value-type="float">
            <text:p>3.113944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186.836655" calcext:value-type="float">
            <text:p>186.836655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cells</text:p>
          </table:table-cell>
          <table:table-cell office:value-type="float" office:value="58503" calcext:value-type="float">
            <text:p>58503</text:p>
          </table:table-cell>
          <table:table-cell office:value-type="string" calcext:value-type="string">
            <text:p>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50074" calcext:value-type="float">
            <text:p>0.250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cells</text:p>
          </table:table-cell>
          <table:table-cell office:value-type="float" office:value="59783" calcext:value-type="float">
            <text:p>59783</text:p>
          </table:table-cell>
          <table:table-cell office:value-type="string" calcext:value-type="string">
            <text:p>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93353" calcext:value-type="float">
            <text:p>0.293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cells</text:p>
          </table:table-cell>
          <table:table-cell office:value-type="float" office:value="59917" calcext:value-type="float">
            <text:p>59917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81634" calcext:value-type="float">
            <text:p>0.281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cells</text:p>
          </table:table-cell>
          <table:table-cell office:value-type="float" office:value="59957" calcext:value-type="float">
            <text:p>59957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87323" calcext:value-type="float">
            <text:p>0.2873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cells</text:p>
          </table:table-cell>
          <table:table-cell office:value-type="float" office:value="59980" calcext:value-type="float">
            <text:p>59980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18556" calcext:value-type="float">
            <text:p>0.218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cells</text:p>
          </table:table-cell>
          <table:table-cell office:value-type="float" office:value="59994" calcext:value-type="float">
            <text:p>59994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78039" calcext:value-type="float">
            <text:p>0.278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cells</text:p>
          </table:table-cell>
          <table:table-cell office:value-type="float" office:value="60004" calcext:value-type="float">
            <text:p>60004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44996" calcext:value-type="float">
            <text:p>0.244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555" calcext:value-type="float">
            <text:p>14555</text:p>
          </table:table-cell>
          <table:table-cell office:value-type="string" calcext:value-type="string">
            <text:p>cells</text:p>
          </table:table-cell>
          <table:table-cell office:value-type="float" office:value="68570" calcext:value-type="float">
            <text:p>68570</text:p>
          </table:table-cell>
          <table:table-cell office:value-type="string" calcext:value-type="string">
            <text:p>contacts</text:p>
          </table:table-cell>
          <table:table-cell office:value-type="float" office:value="0.061156" calcext:value-type="float">
            <text:p>0.061156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3.669378" calcext:value-type="float">
            <text:p>3.669378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20.162704" calcext:value-type="float">
            <text:p>220.162704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746" calcext:value-type="float">
            <text:p>14746</text:p>
          </table:table-cell>
          <table:table-cell office:value-type="string" calcext:value-type="string">
            <text:p>cells</text:p>
          </table:table-cell>
          <table:table-cell office:value-type="float" office:value="67962" calcext:value-type="float">
            <text:p>67962</text:p>
          </table:table-cell>
          <table:table-cell office:value-type="string" calcext:value-type="string">
            <text:p>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11183" calcext:value-type="float">
            <text:p>0.311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746" calcext:value-type="float">
            <text:p>14746</text:p>
          </table:table-cell>
          <table:table-cell office:value-type="string" calcext:value-type="string">
            <text:p>cells</text:p>
          </table:table-cell>
          <table:table-cell office:value-type="float" office:value="69377" calcext:value-type="float">
            <text:p>69377</text:p>
          </table:table-cell>
          <table:table-cell office:value-type="string" calcext:value-type="string">
            <text:p>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41929" calcext:value-type="float">
            <text:p>0.3419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746" calcext:value-type="float">
            <text:p>14746</text:p>
          </table:table-cell>
          <table:table-cell office:value-type="string" calcext:value-type="string">
            <text:p>cells</text:p>
          </table:table-cell>
          <table:table-cell office:value-type="float" office:value="69503" calcext:value-type="float">
            <text:p>69503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62717" calcext:value-type="float">
            <text:p>0.3627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746" calcext:value-type="float">
            <text:p>14746</text:p>
          </table:table-cell>
          <table:table-cell office:value-type="string" calcext:value-type="string">
            <text:p>cells</text:p>
          </table:table-cell>
          <table:table-cell office:value-type="float" office:value="69547" calcext:value-type="float">
            <text:p>69547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34547" calcext:value-type="float">
            <text:p>0.3345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746" calcext:value-type="float">
            <text:p>14746</text:p>
          </table:table-cell>
          <table:table-cell office:value-type="string" calcext:value-type="string">
            <text:p>cells</text:p>
          </table:table-cell>
          <table:table-cell office:value-type="float" office:value="69563" calcext:value-type="float">
            <text:p>69563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76464" calcext:value-type="float">
            <text:p>0.276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746" calcext:value-type="float">
            <text:p>14746</text:p>
          </table:table-cell>
          <table:table-cell office:value-type="string" calcext:value-type="string">
            <text:p>cells</text:p>
          </table:table-cell>
          <table:table-cell office:value-type="float" office:value="69595" calcext:value-type="float">
            <text:p>69595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16029" calcext:value-type="float">
            <text:p>0.316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746" calcext:value-type="float">
            <text:p>14746</text:p>
          </table:table-cell>
          <table:table-cell office:value-type="string" calcext:value-type="string">
            <text:p>cells</text:p>
          </table:table-cell>
          <table:table-cell office:value-type="float" office:value="69616" calcext:value-type="float">
            <text:p>69616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290346" calcext:value-type="float">
            <text:p>0.290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6482" calcext:value-type="float">
            <text:p>16482</text:p>
          </table:table-cell>
          <table:table-cell office:value-type="string" calcext:value-type="string">
            <text:p>cells</text:p>
          </table:table-cell>
          <table:table-cell office:value-type="float" office:value="78758" calcext:value-type="float">
            <text:p>78758</text:p>
          </table:table-cell>
          <table:table-cell office:value-type="string" calcext:value-type="string">
            <text:p>contacts</text:p>
          </table:table-cell>
          <table:table-cell office:value-type="float" office:value="0.071569" calcext:value-type="float">
            <text:p>0.071569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4.294156" calcext:value-type="float">
            <text:p>4.29415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57.649384" calcext:value-type="float">
            <text:p>257.649384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6691" calcext:value-type="float">
            <text:p>16691</text:p>
          </table:table-cell>
          <table:table-cell office:value-type="string" calcext:value-type="string">
            <text:p>cells</text:p>
          </table:table-cell>
          <table:table-cell office:value-type="float" office:value="77960" calcext:value-type="float">
            <text:p>77960</text:p>
          </table:table-cell>
          <table:table-cell office:value-type="string" calcext:value-type="string">
            <text:p>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04477" calcext:value-type="float">
            <text:p>0.304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6691" calcext:value-type="float">
            <text:p>16691</text:p>
          </table:table-cell>
          <table:table-cell office:value-type="string" calcext:value-type="string">
            <text:p>cells</text:p>
          </table:table-cell>
          <table:table-cell office:value-type="float" office:value="79505" calcext:value-type="float">
            <text:p>79505</text:p>
          </table:table-cell>
          <table:table-cell office:value-type="string" calcext:value-type="string">
            <text:p>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83539" calcext:value-type="float">
            <text:p>0.383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6691" calcext:value-type="float">
            <text:p>16691</text:p>
          </table:table-cell>
          <table:table-cell office:value-type="string" calcext:value-type="string">
            <text:p>cells</text:p>
          </table:table-cell>
          <table:table-cell office:value-type="float" office:value="79644" calcext:value-type="float">
            <text:p>79644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405082" calcext:value-type="float">
            <text:p>0.405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6691" calcext:value-type="float">
            <text:p>16691</text:p>
          </table:table-cell>
          <table:table-cell office:value-type="string" calcext:value-type="string">
            <text:p>cells</text:p>
          </table:table-cell>
          <table:table-cell office:value-type="float" office:value="79707" calcext:value-type="float">
            <text:p>79707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87558" calcext:value-type="float">
            <text:p>0.387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6691" calcext:value-type="float">
            <text:p>16691</text:p>
          </table:table-cell>
          <table:table-cell office:value-type="string" calcext:value-type="string">
            <text:p>cells</text:p>
          </table:table-cell>
          <table:table-cell office:value-type="float" office:value="79731" calcext:value-type="float">
            <text:p>79731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00505" calcext:value-type="float">
            <text:p>0.300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6691" calcext:value-type="float">
            <text:p>16691</text:p>
          </table:table-cell>
          <table:table-cell office:value-type="string" calcext:value-type="string">
            <text:p>cells</text:p>
          </table:table-cell>
          <table:table-cell office:value-type="float" office:value="79754" calcext:value-type="float">
            <text:p>79754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406727" calcext:value-type="float">
            <text:p>0.406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6691" calcext:value-type="float">
            <text:p>16691</text:p>
          </table:table-cell>
          <table:table-cell office:value-type="string" calcext:value-type="string">
            <text:p>cells</text:p>
          </table:table-cell>
          <table:table-cell office:value-type="float" office:value="79773" calcext:value-type="float">
            <text:p>79773</text:p>
          </table:table-cell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50649" calcext:value-type="float">
            <text:p>0.3506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8484" calcext:value-type="float">
            <text:p>18484</text:p>
          </table:table-cell>
          <table:table-cell office:value-type="string" calcext:value-type="string">
            <text:p>cells</text:p>
          </table:table-cell>
          <table:table-cell office:value-type="float" office:value="89388" calcext:value-type="float">
            <text:p>89388</text:p>
          </table:table-cell>
          <table:table-cell office:value-type="string" calcext:value-type="string">
            <text:p>contacts</text:p>
          </table:table-cell>
          <table:table-cell office:value-type="float" office:value="0.082994" calcext:value-type="float">
            <text:p>0.082994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4.979666" calcext:value-type="float">
            <text:p>4.97966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298.779968" calcext:value-type="float">
            <text:p>298.779968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8696" calcext:value-type="float">
            <text:p>18696</text:p>
          </table:table-cell>
          <table:table-cell office:value-type="string" calcext:value-type="string">
            <text:p>cells</text:p>
          </table:table-cell>
          <table:table-cell office:value-type="float" office:value="88501" calcext:value-type="float">
            <text:p>88501</text:p>
          </table:table-cell>
          <table:table-cell office:value-type="string" calcext:value-type="string">
            <text:p>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455769" calcext:value-type="float">
            <text:p>0.4557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8696" calcext:value-type="float">
            <text:p>18696</text:p>
          </table:table-cell>
          <table:table-cell office:value-type="string" calcext:value-type="string">
            <text:p>cells</text:p>
          </table:table-cell>
          <table:table-cell office:value-type="float" office:value="90201" calcext:value-type="float">
            <text:p>90201</text:p>
          </table:table-cell>
          <table:table-cell office:value-type="string" calcext:value-type="string">
            <text:p>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50577" calcext:value-type="float">
            <text:p>0.350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8696" calcext:value-type="float">
            <text:p>18696</text:p>
          </table:table-cell>
          <table:table-cell office:value-type="string" calcext:value-type="string">
            <text:p>cells</text:p>
          </table:table-cell>
          <table:table-cell office:value-type="float" office:value="90365" calcext:value-type="float">
            <text:p>90365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466126" calcext:value-type="float">
            <text:p>0.466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8696" calcext:value-type="float">
            <text:p>18696</text:p>
          </table:table-cell>
          <table:table-cell office:value-type="string" calcext:value-type="string">
            <text:p>cells</text:p>
          </table:table-cell>
          <table:table-cell office:value-type="float" office:value="90415" calcext:value-type="float">
            <text:p>90415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429872" calcext:value-type="float">
            <text:p>0.429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8696" calcext:value-type="float">
            <text:p>18696</text:p>
          </table:table-cell>
          <table:table-cell office:value-type="string" calcext:value-type="string">
            <text:p>cells</text:p>
          </table:table-cell>
          <table:table-cell office:value-type="float" office:value="90446" calcext:value-type="float">
            <text:p>90446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69457" calcext:value-type="float">
            <text:p>0.369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8696" calcext:value-type="float">
            <text:p>18696</text:p>
          </table:table-cell>
          <table:table-cell office:value-type="string" calcext:value-type="string">
            <text:p>cells</text:p>
          </table:table-cell>
          <table:table-cell office:value-type="float" office:value="90469" calcext:value-type="float">
            <text:p>90469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52846" calcext:value-type="float">
            <text:p>0.3528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8696" calcext:value-type="float">
            <text:p>18696</text:p>
          </table:table-cell>
          <table:table-cell office:value-type="string" calcext:value-type="string">
            <text:p>cells</text:p>
          </table:table-cell>
          <table:table-cell office:value-type="float" office:value="90485" calcext:value-type="float">
            <text:p>90485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22196" calcext:value-type="float">
            <text:p>0.322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0487" calcext:value-type="float">
            <text:p>20487</text:p>
          </table:table-cell>
          <table:table-cell office:value-type="string" calcext:value-type="string">
            <text:p>cells</text:p>
          </table:table-cell>
          <table:table-cell office:value-type="float" office:value="100407" calcext:value-type="float">
            <text:p>100407</text:p>
          </table:table-cell>
          <table:table-cell office:value-type="string" calcext:value-type="string">
            <text:p>contacts</text:p>
          </table:table-cell>
          <table:table-cell office:value-type="float" office:value="0.095821" calcext:value-type="float">
            <text:p>0.095821</text:p>
          </table:table-cell>
          <table:table-cell office:value-type="string" calcext:value-type="string">
            <text:p>hour(s)</text:p>
          </table:table-cell>
          <table:table-cell office:value-type="string" calcext:value-type="string">
            <text:p>or</text:p>
          </table:table-cell>
          <table:table-cell office:value-type="float" office:value="5.74926" calcext:value-type="float">
            <text:p>5.74926</text:p>
          </table:table-cell>
          <table:table-cell office:value-type="string" calcext:value-type="string">
            <text:p>minute(s)</text:p>
          </table:table-cell>
          <table:table-cell office:value-type="string" calcext:value-type="string">
            <text:p>or</text:p>
          </table:table-cell>
          <table:table-cell office:value-type="float" office:value="344.955597" calcext:value-type="float">
            <text:p>344.955597</text:p>
          </table:table-cell>
          <table:table-cell office:value-type="string" calcext:value-type="string">
            <text:p>second(s)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0690" calcext:value-type="float">
            <text:p>20690</text:p>
          </table:table-cell>
          <table:table-cell office:value-type="string" calcext:value-type="string">
            <text:p>cells</text:p>
          </table:table-cell>
          <table:table-cell office:value-type="float" office:value="99240" calcext:value-type="float">
            <text:p>99240</text:p>
          </table:table-cell>
          <table:table-cell office:value-type="string" calcext:value-type="string">
            <text:p>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420653" calcext:value-type="float">
            <text:p>0.4206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0690" calcext:value-type="float">
            <text:p>20690</text:p>
          </table:table-cell>
          <table:table-cell office:value-type="string" calcext:value-type="string">
            <text:p>cells</text:p>
          </table:table-cell>
          <table:table-cell office:value-type="float" office:value="101141" calcext:value-type="float">
            <text:p>101141</text:p>
          </table:table-cell>
          <table:table-cell office:value-type="string" calcext:value-type="string">
            <text:p>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402324" calcext:value-type="float">
            <text:p>0.402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0690" calcext:value-type="float">
            <text:p>20690</text:p>
          </table:table-cell>
          <table:table-cell office:value-type="string" calcext:value-type="string">
            <text:p>cells</text:p>
          </table:table-cell>
          <table:table-cell office:value-type="float" office:value="101335" calcext:value-type="float">
            <text:p>101335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494577" calcext:value-type="float">
            <text:p>0.494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0690" calcext:value-type="float">
            <text:p>20690</text:p>
          </table:table-cell>
          <table:table-cell office:value-type="string" calcext:value-type="string">
            <text:p>cells</text:p>
          </table:table-cell>
          <table:table-cell office:value-type="float" office:value="101385" calcext:value-type="float">
            <text:p>101385</text:p>
          </table:table-cell>
          <table:table-cell office:value-type="string" calcext:value-type="string">
            <text:p>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92894" calcext:value-type="float">
            <text:p>0.3928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0690" calcext:value-type="float">
            <text:p>20690</text:p>
          </table:table-cell>
          <table:table-cell office:value-type="string" calcext:value-type="string">
            <text:p>cells</text:p>
          </table:table-cell>
          <table:table-cell office:value-type="float" office:value="101414" calcext:value-type="float">
            <text:p>101414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460105" calcext:value-type="float">
            <text:p>0.460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0690" calcext:value-type="float">
            <text:p>20690</text:p>
          </table:table-cell>
          <table:table-cell office:value-type="string" calcext:value-type="string">
            <text:p>cells</text:p>
          </table:table-cell>
          <table:table-cell office:value-type="float" office:value="101431" calcext:value-type="float">
            <text:p>101431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9316" calcext:value-type="float">
            <text:p>0.39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0690" calcext:value-type="float">
            <text:p>20690</text:p>
          </table:table-cell>
          <table:table-cell office:value-type="string" calcext:value-type="string">
            <text:p>cells</text:p>
          </table:table-cell>
          <table:table-cell office:value-type="float" office:value="101447" calcext:value-type="float">
            <text:p>101447</text:p>
          </table:table-cell>
          <table:table-cell office:value-type="string" calcext:value-type="string">
            <text:p>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=</text:p>
          </table:table-cell>
          <table:table-cell office:value-type="float" office:value="0.384644" calcext:value-type="float">
            <text:p>0.3846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6:26:50.214837023</meta:creation-date>
    <dc:date>2018-02-22T16:38:18.959251720</dc:date>
    <meta:editing-duration>PT11M28S</meta:editing-duration>
    <meta:editing-cycles>2</meta:editing-cycles>
    <meta:generator>LibreOffice/4.4.7.2$Linux_X86_64 LibreOffice_project/40m0$Build-2</meta:generator>
    <meta:document-statistic meta:table-count="1" meta:cell-count="1861" meta:object-count="0"/>
  </office:meta>
</office:document-meta>
</file>